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9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g Auditorio 1, Martti Ahtisaari -sali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Ag B211.1 (Sovjet)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Ag B212.2 (Mountains)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Ag C201 (nykyisin B201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226.1 (Tietotekniikan projektien kokoushuone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226.1 (Tietotekniikan projektien kokoushuone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301 (nykyisin B301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421.1 (TLA-neukkari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421.1 (TLA-neukkari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526 (TTL-neukkari)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Ag C526 (TTL-neukkari)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AgD125.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AgD125.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BLOMSTEDT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L14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5</text:p>
          </table:table-cell>
          <table:table-cell office:value-type="string">
            <text:p>Opetustila</text:p>
          </table:table-cell>
        </table:table-row>
        <table:table-row table:style-name="ro2">
          <table:table-cell office:value-type="string">
            <text:p>ILO Studio 4</text:p>
          </table:table-cell>
          <table:table-cell office:value-type="string">
            <text:p>Studio</text:p>
          </table:table-cell>
        </table:table-row>
        <table:table-row table:style-name="ro2">
          <table:table-cell office:value-type="string">
            <text:p>ILO Studio 4</text:p>
          </table:table-cell>
          <table:table-cell office:value-type="string">
            <text:p>Studio</text:p>
          </table:table-cell>
        </table:table-row>
        <table:table-row table:style-name="ro2">
          <table:table-cell office:value-type="string">
            <text:p>ILO Studio 5</text:p>
          </table:table-cell>
          <table:table-cell office:value-type="string">
            <text:p>Studio</text:p>
          </table:table-cell>
        </table:table-row>
        <table:table-row table:style-name="ro2">
          <table:table-cell office:value-type="string">
            <text:p>ILO Studio 5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L141 Monttu (suorat hapenottokykytestit)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Lyhty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M 008</text:p>
          </table:table-cell>
          <table:table-cell office:value-type="string">
            <text:p>Yhtyesoittotila</text:p>
          </table:table-cell>
        </table:table-row>
        <table:table-row table:style-name="ro1">
          <table:table-cell office:value-type="string">
            <text:p>M 0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014 -tutkimus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M 014 -tutkimus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M 014 -tutkimuslaboratorio</text:p>
          </table:table-cell>
          <table:table-cell office:value-type="string">
            <text:p>Laboratorio</text:p>
          </table:table-cell>
        </table:table-row>
        <table:table-row table:style-name="ro2">
          <table:table-cell office:value-type="string">
            <text:p>M 015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M 1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0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M 206</text:p>
          </table:table-cell>
          <table:table-cell office:value-type="string">
            <text:p>Yhtyesoittotila</text:p>
          </table:table-cell>
        </table:table-row>
        <table:table-row table:style-name="ro1">
          <table:table-cell office:value-type="string">
            <text:p>M 2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0 Tutkijahuone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 21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6</text:p>
          </table:table-cell>
          <table:table-cell office:value-type="string">
            <text:p>Videoneuvottelutila</text:p>
          </table:table-cell>
        </table:table-row>
        <table:table-row table:style-name="ro1">
          <table:table-cell office:value-type="string">
            <text:p>M 307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M 308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M 319 Musiikkiteknologialuokka (Macintosh)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320A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A 10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A 1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A 21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A 225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aD 107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aD 108</text:p>
          </table:table-cell>
          <table:table-cell office:value-type="string">
            <text:p>Videoneuvottelutila</text:p>
          </table:table-cell>
        </table:table-row>
        <table:table-row table:style-name="ro1">
          <table:table-cell office:value-type="string">
            <text:p>MaD 20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205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MaD 206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MaD 207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aD 238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aD 24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247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MaD 248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25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30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353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MaD 35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38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38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T 10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ttilanniemi 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attilanniemi B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attilanniemi C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attilanniemi D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attilanniemi E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onitoimitalo judosali 1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judosali 2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judosali 3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palloilulohko 1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palloilulohko 2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palloilulohko 3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Squash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usic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usiikkiterapian tutkimusklinikka I</text:p>
          </table:table-cell>
          <table:table-cell office:value-type="string">
            <text:p>Musiikkiterapiatila</text:p>
          </table:table-cell>
        </table:table-row>
        <table:table-row table:style-name="ro1">
          <table:table-cell office:value-type="string">
            <text:p>Musiikkiterapian tutkimusklinikka II</text:p>
          </table:table-cell>
          <table:table-cell office:value-type="string">
            <text:p>Musiikkiterapiatila</text:p>
          </table:table-cell>
        </table:table-row>
        <table:table-row table:style-name="ro1">
          <table:table-cell office:value-type="string">
            <text:p>Nanoscience Center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Normaalikoulu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Normaalikoulun alakoulun sali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maalikoulun alakoulun sali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maalikoulun yläkoulun ja lukion liikuntasali 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maalikoulun yläkoulun ja lukion liikuntasali 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maalikoulun yläkoulun ja lukion näyttämö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maalikoulun yläkoulun ja lukion telinesali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ssin squash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O 115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OHJ10 A29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120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OHJ10 B121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124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162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OHJ10 B29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49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491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D157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OHJ10 D418</text:p>
          </table:table-cell>
          <table:table-cell office:value-type="string">
            <text:p>Opetustila</text:p>
          </table:table-cell>
        </table:table-row>
        <table:table-row table:style-name="ro2">
          <table:table-cell office:value-type="string">
            <text:p>OHJ10 D448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OHJ10 D462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pinkivi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Opinkivi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OPK 136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K 136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K 139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OPK 139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OPK 141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K 141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K 142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K 142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pio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P 11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11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113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P 113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P 13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13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131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131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0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0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09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09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4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4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2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22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2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0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0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1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1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1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31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314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14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26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26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äärakennus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Päärakennus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PAULAHARJU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AULAHARJU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AULAHARJU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C-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PC-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Philologic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Philologic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PiB 10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B 10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B 13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iB 13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iC 01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PiC 01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PiC 13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C 13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C 140B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C 140B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S (Palloilu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PS (Palloilu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R (Ryhtilä)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Reh 141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Rehtoraatti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RS (Rytmiikka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S 2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 20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 20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S 3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 30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 30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Sem D 104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Sem D 1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em D 112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Sem D 119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Sem D 2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em D 212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Sem D 30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eminaarinmäki Kirjasto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Seminarium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Simulaattori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Soveltava kemi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T 1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T 1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T 207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T 207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T 302</text:p>
          </table:table-cell>
          <table:table-cell office:value-type="string">
            <text:p>Yleistila</text:p>
          </table:table-cell>
        </table:table-row>
        <table:table-row table:style-name="ro1">
          <table:table-cell office:value-type="string">
            <text:p>T 302</text:p>
          </table:table-cell>
          <table:table-cell office:value-type="string">
            <text:p>Yleistila</text:p>
          </table:table-cell>
        </table:table-row>
        <table:table-row table:style-name="ro1">
          <table:table-cell office:value-type="string">
            <text:p>T 40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T 40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Teknologiakasvatus ja tekninen työ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Teknologiakasvatus ja tekninen työ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TIPTOP ACP-huone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TIPTOP ACP-huone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TK1 (Tenniskenttä 1)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TK1 (Tenniskenttä 1)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TK2 (Tenniskenttä 2)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TK2 (Tenniskenttä 2)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TS (Teline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TS (Teline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Viitaniemi tekojää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Viitaniemi tekonurmi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Viveca 002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Viveca 130</text:p>
          </table:table-cell>
          <table:table-cell office:value-type="string">
            <text:p>Videoneuvottelutila</text:p>
          </table:table-cell>
        </table:table-row>
        <table:table-row table:style-name="ro1">
          <table:table-cell office:value-type="string">
            <text:p>Viveca 13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Viveca 14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Viveca 25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Viveca 292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Viveca 416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Viveca 46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Viveca 54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Viveca 574, kokoustila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VS (Voimistelu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X 12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X 147 (Kemian laboratorio)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X 150</text:p>
          </table:table-cell>
          <table:table-cell office:value-type="string">
            <text:p>Opetustila</text:p>
          </table:table-cell>
        </table:table-row>
        <table:table-row table:style-name="ro2">
          <table:table-cell office:value-type="string">
            <text:p>X 151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X 152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X 2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10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X 223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X 22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2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3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3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3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4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4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4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308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X 326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327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328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331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Y33 10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33 110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Y33 1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33 132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13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13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33 13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33 16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166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20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30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40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411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AA204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YAA3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AA30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AB31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AB31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AB314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YAB320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YAB322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YAB324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YAC34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FL 349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Ylistö</text:p>
          </table:table-cell>
          <table:table-cell office:value-type="string">
            <text:p>Yleistila</text:p>
          </table:table-cell>
        </table:table-row>
        <table:table-row table:style-name="ro1">
          <table:table-cell office:value-type="string">
            <text:p>YlistöKem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listöKem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listöKem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listöKem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listönrinne E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Ylistönrinne F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Ylistönrinne Kirjasto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Ylistönrinne O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YN 12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N 122</text:p>
          </table:table-cell>
          <table:table-cell office:value-type="string">
            <text:p>Videoneuvottelutila</text:p>
          </table:table-cell>
        </table:table-row>
        <table:table-row table:style-name="ro1">
          <table:table-cell office:value-type="string">
            <text:p>YN 34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SK 52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TP204, Technopolis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Z 02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Z 02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Z 03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Z 106</text:p>
          </table:table-cell>
          <table:table-cell office:value-type="string">
            <text:p>Opetustila</text:p>
          </table:table-cell>
        </table:table-row>
        <table:table-row table:style-name="ro2" table:number-rows-repeated="104814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29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ochez</meta:initial-creator>
    <meta:creation-date>2013-09-26T15:52:26</meta:creation-date>
    <dc:date>2013-09-26T20:25:00</dc:date>
    <dc:creator>Michael Cochez</dc:creator>
    <meta:editing-duration>PT4H21M52S</meta:editing-duration>
    <meta:editing-cycles>2</meta:editing-cycles>
    <meta:generator>LibreOffice/3.5$Linux_X86_64 LibreOffice_project/350m1$Build-2</meta:generator>
    <meta:document-statistic meta:table-count="3" meta:cell-count="564" meta:object-count="0"/>
  </office:meta>
</office:document-meta>
</file>